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3A000001803AF96FF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013cm" fo:margin-left="0cm" fo:margin-right="-0.012cm" table:align="margins"/>
    </style:style>
    <style:style style:name="Tabela1.A" style:family="table-column">
      <style:table-column-properties style:column-width="1.697cm" style:rel-column-width="6536*"/>
    </style:style>
    <style:style style:name="Tabela1.B" style:family="table-column">
      <style:table-column-properties style:column-width="1.699cm" style:rel-column-width="6543*"/>
    </style:style>
    <style:style style:name="Tabela1.C" style:family="table-column">
      <style:table-column-properties style:column-width="1.7cm" style:rel-column-width="6550*"/>
    </style:style>
    <style:style style:name="Tabela1.I" style:family="table-column">
      <style:table-column-properties style:column-width="1.711cm" style:rel-column-width="6590*"/>
    </style:style>
    <style:style style:name="Tabela1.J" style:family="table-column">
      <style:table-column-properties style:column-width="1.709cm" style:rel-column-width="6587*"/>
    </style:style>
    <style:style style:name="Tabela1.1" style:family="table-row">
      <style:table-row-properties style:min-row-height="1.092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J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J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ize="8pt" style:font-size-asian="7pt" style:font-size-complex="8pt"/>
    </style:style>
    <style:style style:name="P2" style:family="paragraph" style:parent-style-name="Table_20_Contents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6pt" fo:font-weight="bold" officeooo:paragraph-rsid="00068dc9" style:font-size-asian="16pt" style:font-weight-asian="bold" style:font-size-complex="16pt" style:font-weight-complex="bold"/>
    </style:style>
    <style:style style:name="P5" style:family="paragraph" style:parent-style-name="Table_20_Contents">
      <style:text-properties fo:font-size="16pt" fo:font-weight="bold" officeooo:rsid="00068dc9" officeooo:paragraph-rsid="00068dc9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6pt" fo:font-weight="bold" officeooo:rsid="00068dc9" officeooo:paragraph-rsid="00068dc9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6pt" fo:font-weight="bold" officeooo:paragraph-rsid="0006d35a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6pt" fo:font-weight="bold" officeooo:paragraph-rsid="00068dc9" style:font-size-asian="16pt" style:font-weight-asian="bold" style:font-size-complex="16pt" style:font-weight-complex="bold"/>
    </style:style>
    <style:style style:name="P10" style:family="paragraph" style:parent-style-name="Table_20_Contents">
      <style:text-properties style:font-name="Times New Roman1" fo:font-size="16pt" fo:font-weight="bold" officeooo:rsid="00068dc9" officeooo:paragraph-rsid="00068dc9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fo:font-size="16pt" fo:font-weight="bold" officeooo:rsid="00068dc9" officeooo:paragraph-rsid="00068dc9" style:font-size-asian="16pt" style:font-weight-asian="bold" style:font-size-complex="16pt" style:font-weight-complex="bold"/>
    </style:style>
    <style:style style:name="P12" style:family="paragraph" style:parent-style-name="Table_20_Contents">
      <style:text-properties style:font-name="Times New Roman" fo:font-size="16pt" fo:font-weight="bold" officeooo:rsid="00068dc9" officeooo:paragraph-rsid="00068dc9" style:font-size-asian="16pt" style:font-weight-asian="bold" style:font-size-complex="16pt" style:font-weight-complex="bold"/>
    </style:style>
    <style:style style:name="T1" style:family="text">
      <style:text-properties style:font-name="Times New Roman1" officeooo:rsid="00068dc9"/>
    </style:style>
    <style:style style:name="T2" style:family="text">
      <style:text-properties style:font-name="Times New Roman" officeooo:rsid="00068dc9"/>
    </style:style>
    <style:style style:name="T3" style:family="text">
      <style:text-properties style:font-name="Times New Roman" officeooo:rsid="0006d35a"/>
    </style:style>
    <style:style style:name="T4" style:family="text">
      <style:text-properties officeooo:rsid="0006d35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afika1" text:anchor-type="paragraph" svg:x="-1.981cm" svg:y="-2cm" svg:width="20.98cm" svg:height="9.754cm" draw:z-index="0"><draw:image xlink:href="Pictures/100000000000033A000001803AF96FFE.jpg" xlink:type="simple" xlink:show="embed" xlink:actuate="onLoad"/></draw:frame></text:p>
      <text:p text:style-name="Text_20_body"/>
      <text:p text:style-name="P1"/>
      <text:p text:style-name="P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C"/>
        <table:table-column table:style-name="Tabela1.B" table:number-columns-repeated="2"/>
        <table:table-column table:style-name="Tabela1.C"/>
        <table:table-column table:style-name="Tabela1.I"/>
        <table:table-column table:style-name="Tabela1.J"/>
        <table:table-row table:style-name="Tabela1.1"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2"/>
          </table:table-cell>
          <table:table-cell table:style-name="Tabela1.J1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6"><draw:frame draw:style-name="fr2" draw:name="Object2" text:anchor-type="as-char" svg:width="0.893cm" svg:height="0.707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6">l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8"><text:span text:style-name="T4">n</text:span>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8"><text:span text:style-name="T4">x</text:span>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6">t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11">Δm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11">Δl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4"><text:span text:style-name="T1">Δ</text:span><text:span text:style-name="T2">x</text:span>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4"><text:span text:style-name="T1">Δ</text:span><text:span text:style-name="T2">t</text:span>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3"><draw:frame draw:style-name="fr2" draw:name="Object3" text:anchor-type="as-char" svg:width="0.887cm" svg:height="0.707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8"><text:span text:style-name="T3">R</text:span>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8"><text:span text:style-name="T3">d</text:span>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8"><text:span text:style-name="T1">Δ</text:span><text:span text:style-name="T2">R</text:span>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8"><text:span text:style-name="T1">Δ</text:span><text:span text:style-name="T2">d</text:span>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zak127 </meta:initial-creator>
    <meta:creation-date>2011-03-25T09:08:36</meta:creation-date>
    <dc:date>2011-04-08T09:12:34</dc:date>
    <meta:editing-duration>PT00H19M01S</meta:editing-duration>
    <meta:editing-cycles>3</meta:editing-cycles>
    <meta:generator>OpenOffice.org/3.2$Linux OpenOffice.org_project/320m19$Build-9505</meta:generator>
    <meta:document-statistic meta:table-count="1" meta:image-count="1" meta:object-count="2" meta:page-count="2" meta:paragraph-count="14" meta:word-count="12" meta:character-count="20"/>
  </office:meta>
</office:document-meta>
</file>

<file path=Object 1/content.xml><?xml version="1.0" encoding="utf-8"?>
<math xmlns="http://www.w3.org/1998/Math/MathML">
  <semantics>
    <msub>
      <mi mathvariant="normal">m</mi>
      <mi mathvariant="normal">p</mi>
    </msub>
    <annotation encoding="StarMath 5.0">m_{p}</annotation>
  </semantics>
</math>
</file>

<file path=Object 2/content.xml><?xml version="1.0" encoding="utf-8"?>
<math xmlns="http://www.w3.org/1998/Math/MathML">
  <semantics>
    <msub>
      <mi mathvariant="normal">m</mi>
      <mi mathvariant="normal">k</mi>
    </msub>
    <annotation encoding="StarMath 5.0">m_{k}</annotation>
  </semantics>
</math>
</file>